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398in"/>
    </style:style>
    <style:style style:name="co3" style:family="table-column">
      <style:table-column-properties fo:break-before="auto" style:column-width="2.9626in"/>
    </style:style>
    <style:style style:name="co4" style:family="table-column">
      <style:table-column-properties fo:break-before="auto" style:column-width="2.5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ate</text:p>
          </table:table-cell>
          <table:table-cell table:number-columns-repeated="2" table:style-name="ce1" office:value-type="string">
            <text:p>07/13/2012</text:p>
          </table:table-cell>
        </table:table-row>
        <table:table-row table:style-name="ro1">
          <table:table-cell office:value-type="string">
            <text:p>Time</text:p>
          </table:table-cell>
          <table:table-cell table:style-name="ce1" office:value-type="string">
            <text:p>19:52:26</text:p>
          </table:table-cell>
          <table:table-cell table:style-name="ce1" office:value-type="string">
            <text:p>19:52:33</text:p>
          </table:table-cell>
        </table:table-row>
        <table:table-row table:style-name="ro1">
          <table:table-cell office:value-type="string">
            <text:p>Event Name</text:p>
          </table:table-cell>
          <table:table-cell office:value-type="string">
            <text:p>Cleared Cache-Run_1^http://www.google.com</text:p>
          </table:table-cell>
          <table:table-cell office:value-type="string">
            <text:p>Cached-Run_1^http://www.google.com</text:p>
          </table:table-cell>
        </table:table-row>
        <table:table-row table:style-name="ro1">
          <table:table-cell office:value-type="string">
            <text:p>URL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</table:table-row>
        <table:table-row table:style-name="ro1">
          <table:table-cell office:value-type="string">
            <text:p>Load Time (ms)</text:p>
          </table:table-cell>
          <table:table-cell office:value-type="float" office:value="562">
            <text:p>562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string">
            <text:p>Time to First Byte (ms)</text:p>
          </table:table-cell>
          <table:table-cell office:value-type="float" office:value="233">
            <text:p>233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unuse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ytes Out</text:p>
          </table:table-cell>
          <table:table-cell office:value-type="float" office:value="6982">
            <text:p>6982</text:p>
          </table:table-cell>
          <table:table-cell office:value-type="float" office:value="1466">
            <text:p>1466</text:p>
          </table:table-cell>
        </table:table-row>
        <table:table-row table:style-name="ro1">
          <table:table-cell office:value-type="string">
            <text:p>Bytes In</text:p>
          </table:table-cell>
          <table:table-cell office:value-type="float" office:value="269596">
            <text:p>269596</text:p>
          </table:table-cell>
          <table:table-cell office:value-type="float" office:value="28097">
            <text:p>28097</text:p>
          </table:table-cell>
        </table:table-row>
        <table:table-row table:style-name="ro1">
          <table:table-cell office:value-type="string">
            <text:p>DNS Lookup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nection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quests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K Responses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direct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ot Modifie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ot Foun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Other Respons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Error C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ime to Start Render (ms)</text:p>
          </table:table-cell>
          <table:table-cell office:value-type="float" office:value="413">
            <text:p>413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string">
            <text:p>Segments Transmitted</text:p>
          </table:table-cell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egments Retransmitte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acket Loss (out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ctivity Time(ms)</text:p>
          </table:table-cell>
          <table:table-cell office:value-type="float" office:value="2103">
            <text:p>2103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string">
            <text:p>Descriptor</text:p>
          </table:table-cell>
          <table:table-cell table:number-columns-repeated="2" office:value-type="string">
            <text:p>Launch</text:p>
          </table:table-cell>
        </table:table-row>
        <table:table-row table:style-name="ro1">
          <table:table-cell office:value-type="string">
            <text:p>Lab ID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string">
            <text:p>Dialer ID</text:p>
          </table:table-cell>
          <table:table-cell table:number-columns-repeated="2" office:value-type="float" office:value="8204">
            <text:p>8204</text:p>
          </table:table-cell>
        </table:table-row>
        <table:table-row table:style-name="ro1">
          <table:table-cell office:value-type="string">
            <text:p>Connection Type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string">
            <text:p>Cach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vent URL</text:p>
          </table:table-cell>
          <table:table-cell office:value-type="string">
            <text:p>http://www.google.com</text:p>
          </table:table-cell>
          <table:table-cell office:value-type="string">
            <text:p>http://www.google.com</text:p>
          </table:table-cell>
        </table:table-row>
        <table:table-row table:style-name="ro1">
          <table:table-cell office:value-type="string">
            <text:p>Pagetest Build</text:p>
          </table:table-cell>
          <table:table-cell table:number-columns-repeated="2" office:value-type="float" office:value="325">
            <text:p>325</text:p>
          </table:table-cell>
        </table:table-row>
        <table:table-row table:style-name="ro1">
          <table:table-cell office:value-type="string">
            <text:p>Measurement Type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Experimen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oc Complete Time (ms)</text:p>
          </table:table-cell>
          <table:table-cell office:value-type="float" office:value="562">
            <text:p>562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string">
            <text:p>Event GUID</text:p>
          </table:table-cell>
          <table:table-cell office:value-type="string">
            <text:p>lZp9uHxG/kmhjQENAwIvNQ</text:p>
          </table:table-cell>
          <table:table-cell office:value-type="string">
            <text:p>PZ9WKRSLZkKODZnUNmxppQ</text:p>
          </table:table-cell>
        </table:table-row>
        <table:table-row table:style-name="ro1">
          <table:table-cell office:value-type="string">
            <text:p>Time to DOM Element (ms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ncludes Object Dat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ache Score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atic CDN Score</text:p>
          </table:table-cell>
          <table:table-cell office:value-type="float" office:value="80">
            <text:p>8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One CDN Score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GZIP Score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Cookie Score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Keep-Alive Score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DOCTYPE Score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string">
            <text:p>Minify Score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Combine Score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Bytes Out (Doc)</text:p>
          </table:table-cell>
          <table:table-cell office:value-type="float" office:value="3009">
            <text:p>3009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Bytes In (Doc)</text:p>
          </table:table-cell>
          <table:table-cell office:value-type="float" office:value="188154">
            <text:p>188154</text:p>
          </table:table-cell>
          <table:table-cell office:value-type="float" office:value="27882">
            <text:p>27882</text:p>
          </table:table-cell>
        </table:table-row>
        <table:table-row table:style-name="ro1">
          <table:table-cell office:value-type="string">
            <text:p>DNS Lookups (Doc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onnections (Doc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quests (Doc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K Responses (Doc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directs (Doc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ot Modified (Doc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ot Found (Doc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Other Responses (Doc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ompression Score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Host</text:p>
          </table:table-cell>
          <table:table-cell office:value-type="string">
            <text:p>www.google.com</text:p>
          </table:table-cell>
          <table:table-cell office:value-type="string">
            <text:p>www.google.com</text:p>
          </table:table-cell>
        </table:table-row>
        <table:table-row table:style-name="ro1">
          <table:table-cell office:value-type="string">
            <text:p>IP Address</text:p>
          </table:table-cell>
          <table:table-cell office:value-type="string">
            <text:p>173.194.75.104</text:p>
          </table:table-cell>
          <table:table-cell office:value-type="string">
            <text:p>173.194.75.99</text:p>
          </table:table-cell>
        </table:table-row>
        <table:table-row table:style-name="ro1">
          <table:table-cell office:value-type="string">
            <text:p>ETag Score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Flagged Request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Flagged Connection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x Simultaneous Flagged Connection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ime to Base Page Complete (ms)</text:p>
          </table:table-cell>
          <table:table-cell office:value-type="float" office:value="389">
            <text:p>389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string">
            <text:p>Base Page Result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Gzip Total Bytes</text:p>
          </table:table-cell>
          <table:table-cell office:value-type="float" office:value="208587">
            <text:p>208587</text:p>
          </table:table-cell>
          <table:table-cell office:value-type="float" office:value="27882">
            <text:p>27882</text:p>
          </table:table-cell>
        </table:table-row>
        <table:table-row table:style-name="ro1">
          <table:table-cell office:value-type="string">
            <text:p>Gzip Saving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nify Total Bytes</text:p>
          </table:table-cell>
          <table:table-cell office:value-type="float" office:value="179076">
            <text:p>1790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inify Saving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mage Total Bytes</text:p>
          </table:table-cell>
          <table:table-cell office:value-type="float" office:value="58605">
            <text:p>58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mage Saving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ase Page Redirect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Optimization Checked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AFT (ms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OM Elements</text:p>
          </table:table-cell>
          <table:table-cell table:number-columns-repeated="2" office:value-type="float" office:value="268">
            <text:p>268</text:p>
          </table:table-cell>
        </table:table-row>
        <table:table-row table:style-name="ro1">
          <table:table-cell office:value-type="string">
            <text:p>Page Speed Version</text:p>
          </table:table-cell>
          <table:table-cell table:number-columns-repeated="2" office:value-type="float" office:value="1.12">
            <text:p>1.12</text:p>
          </table:table-cell>
        </table:table-row>
        <table:table-row table:style-name="ro1">
          <table:table-cell office:value-type="string">
            <text:p>Page Title</text:p>
          </table:table-cell>
          <table:table-cell table:number-columns-repeated="2" office:value-type="string">
            <text:p>Google</text:p>
          </table:table-cell>
        </table:table-row>
        <table:table-row table:style-name="ro1">
          <table:table-cell office:value-type="string">
            <text:p>Time to Title</text:p>
          </table:table-cell>
          <table:table-cell office:value-type="float" office:value="354">
            <text:p>354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Load Event Star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Load Event En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OM Content Ready Star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OM Content Ready En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Visually Complete (ms)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rowser Name</text:p>
          </table:table-cell>
          <table:table-cell table:number-columns-repeated="2"/>
        </table:table-row>
        <table:table-row table:style-name="ro1">
          <table:table-cell office:value-type="string">
            <text:p>Browser Version</text:p>
          </table:table-cell>
          <table:table-cell table:number-columns-repeated="2"/>
        </table:table-row>
        <table:table-row table:style-name="ro1">
          <table:table-cell office:value-type="string">
            <text:p>Ru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Speed Index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7/16/2012</text:date>, <text:time>08:5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tiana Taylor</meta:initial-creator>
    <meta:creation-date>2012-07-13T15:53:43</meta:creation-date>
    <dc:date>2012-07-16T08:59:39</dc:date>
    <dc:creator>tatiana </dc:creator>
    <meta:editing-duration>PT1M5S</meta:editing-duration>
    <meta:editing-cycles>1</meta:editing-cycles>
    <meta:generator>LibreOffice/3.4$Unix LibreOffice_project/340m1$Build-402</meta:generator>
    <meta:document-statistic meta:table-count="3" meta:cell-count="252" meta:object-count="0"/>
  </office:meta>
</office:document-meta>
</file>